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HelveticaNeue1" svg:font-family="HelveticaNeu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897cm" table:align="left"/>
    </style:style>
    <style:style style:name="Таблица1.A" style:family="table-column">
      <style:table-column-properties style:column-width="4.337cm"/>
    </style:style>
    <style:style style:name="Таблица1.B" style:family="table-column">
      <style:table-column-properties style:column-width="1.215cm"/>
    </style:style>
    <style:style style:name="Таблица1.C" style:family="table-column">
      <style:table-column-properties style:column-width="1.312cm"/>
    </style:style>
    <style:style style:name="Таблица1.D" style:family="table-column">
      <style:table-column-properties style:column-width="1.032cm"/>
    </style:style>
    <style:style style:name="Таблица1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fo:padding="0.049cm" fo:border-left="0.75pt solid #808080" fo:border-right="0.75pt solid #808080" fo:border-top="none" fo:border-bottom="0.75pt solid #808080"/>
    </style:style>
    <style:style style:name="Таблица1.B2" style:family="table-cell">
      <style:table-cell-properties fo:padding="0.049cm" fo:border-left="0.05pt solid #808080" fo:border-right="0.75pt solid #808080" fo:border-top="none" fo:border-bottom="0.75pt solid #808080"/>
    </style:style>
    <style:style style:name="Таблица2" style:family="table">
      <style:table-properties style:width="17.484cm" fo:margin-left="-0.991cm" fo:margin-top="0cm" fo:margin-bottom="0cm" table:align="left" style:writing-mode="lr-tb"/>
    </style:style>
    <style:style style:name="Таблица2.A" style:family="table-column">
      <style:table-column-properties style:column-width="1.783cm"/>
    </style:style>
    <style:style style:name="Таблица2.B" style:family="table-column">
      <style:table-column-properties style:column-width="3.064cm"/>
    </style:style>
    <style:style style:name="Таблица2.C" style:family="table-column">
      <style:table-column-properties style:column-width="9.693cm"/>
    </style:style>
    <style:style style:name="Таблица2.D" style:family="table-column">
      <style:table-column-properties style:column-width="2.9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-0.991cm" fo:margin-top="0cm" fo:margin-bottom="0cm" table:align="left" style:writing-mode="lr-tb"/>
    </style:style>
    <style:style style:name="Таблица3.A" style:family="table-column">
      <style:table-column-properties style:column-width="4.1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 officeooo:rsid="000d8337" officeooo:paragraph-rsid="000d8337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0d8337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0d8337" style:letter-kerning="false" style:font-name-asian="Calibri2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margin-left="-1cm"/>
      <style:text-properties style:font-name="Times New Roman" fo:font-size="14pt" officeooo:paragraph-rsid="000d8337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12529" loext:opacity="100%" style:font-name="Calibri" fo:font-size="14pt" fo:language="ru" fo:country="RU" officeooo:paragraph-rsid="000d8337" style:letter-kerning="false" fo:background-color="#ffffff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6" style:family="paragraph" style:parent-style-name="Standard">
      <style:paragraph-properties fo:margin-left="-1cm"/>
      <style:text-properties officeooo:paragraph-rsid="000d8337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rsid="000d8337" officeooo:paragraph-rsid="000d8337"/>
    </style:style>
    <style:style style:name="P9" style:family="paragraph" style:parent-style-name="Text_20_body">
      <style:text-properties style:font-name="Times New Roman" fo:font-size="14pt" fo:language="en" fo:country="US" officeooo:rsid="000d8337" officeooo:paragraph-rsid="000d8337" style:font-size-asian="14pt" style:font-size-complex="14pt"/>
    </style:style>
    <style:style style:name="P10" style:family="paragraph" style:parent-style-name="Text_20_body">
      <style:text-properties style:font-name="Times New Roman" fo:font-size="14pt" officeooo:paragraph-rsid="000d8337" style:font-size-asian="14pt" style:font-size-complex="14pt"/>
    </style:style>
    <style:style style:name="P11" style:family="paragraph" style:parent-style-name="Text_20_body">
      <style:text-properties officeooo:paragraph-rsid="000d8337"/>
    </style:style>
    <style:style style:name="P12" style:family="paragraph" style:parent-style-name="Text_20_body">
      <style:paragraph-properties fo:margin-top="0cm" fo:margin-bottom="0.25cm" style:contextual-spacing="false"/>
    </style:style>
    <style:style style:name="T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loext:padding="0cm" loext:border="none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font-name-asian="Times New Roman1" style:language-asian="ru" style:country-asian="RU" style:font-name-complex="Times New Roman1"/>
    </style:style>
    <style:style style:name="T8" style:family="text">
      <style:text-properties fo:language="ru" fo:country="RU" style:font-name-asian="Times New Roman1" style:language-asian="ru" style:country-asian="RU" style:font-name-complex="Times New Roman1" loext:padding="0cm" loext:border="none"/>
    </style:style>
    <style:style style:name="T9" style:family="text">
      <style:text-properties fo:language="ru" fo:country="RU" officeooo:rsid="000d8337" style:font-name-asian="Times New Roman1" style:language-asian="ru" style:country-asian="RU" style:font-name-complex="Times New Roman1"/>
    </style:style>
    <style:style style:name="T10" style:family="text">
      <style:text-properties officeooo:rsid="000d8337"/>
    </style:style>
    <style:style style:name="T11" style:family="text">
      <style:text-properties officeooo:rsid="000d8337"/>
    </style:style>
    <style:style style:name="T12" style:family="text">
      <style:text-properties fo:color="#262626" loext:opacity="100%" style:font-name="HelveticaNeue" fo:font-size="16pt" fo:language="ru" fo:country="RU" style:font-name-asian="Times New Roman1" style:font-size-asian="16pt" style:language-asian="ru" style:country-asian="RU" style:font-name-complex="HelveticaNeue1" style:font-size-complex="16pt"/>
    </style:style>
    <style:style style:name="T13" style:family="text">
      <style:text-properties fo:color="#262626" loext:opacity="100%" fo:font-size="16pt" fo:language="ru" fo:country="RU" style:font-name-asian="Times New Roman1" style:font-size-asian="16pt" style:language-asian="ru" style:country-asian="RU" style:font-name-complex="HelveticaNeue1" style:font-size-complex="16pt"/>
    </style:style>
    <style:style style:name="T14" style:family="text">
      <style:text-properties fo:color="#262626" loext:opacity="100%" fo:language="ru" fo:country="RU" style:font-name-asian="Times New Roman1" style:language-asian="ru" style:country-asian="RU" style:font-name-complex="HelveticaNeue1"/>
    </style:style>
    <style:style style:name="T15" style:family="text">
      <style:text-properties fo:color="#262626" loext:opacity="100%" fo:language="ru" fo:country="RU" officeooo:rsid="000d8337" style:font-name-asian="Times New Roman1" style:language-asian="ru" style:country-asian="RU" style:font-name-complex="HelveticaNeue1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style:font-size-asian="14pt" style:font-name-complex="Arial1" style:font-size-complex="14pt"/>
    </style:style>
    <style:style style:name="T23" style:family="text">
      <style:text-properties style:font-name="Times New Roman" fo:font-size="14pt" officeooo:rsid="000d8337" style:font-size-asian="14pt" style:font-name-complex="Arial1" style:font-size-complex="14pt"/>
    </style:style>
    <style:style style:name="T24" style:family="text">
      <style:text-properties style:font-name="Times New Roman" style:font-name-complex="Arial1"/>
    </style:style>
    <style:style style:name="T25" style:family="text">
      <style:text-properties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26" style:family="text">
      <style:text-properties fo:font-size="12pt" fo:language="ru" fo:country="RU" style:font-name-asian="Times New Roman1" style:font-size-asian="12pt" style:language-asian="ru" style:country-asian="RU" style:font-name-complex="Times New Roman1" style:font-size-complex="12pt" loext:padding="0cm" loext:border="none"/>
    </style:style>
    <style:style style:name="T27" style:family="text">
      <style:text-properties fo:font-size="14pt" fo:language="en" fo:country="US" fo:background-color="#ffffff" loext:char-shading-value="0" style:font-size-asian="14pt" style:font-size-complex="14pt"/>
    </style:style>
    <style:style style:name="T28" style:family="text">
      <style:text-properties fo:font-size="14pt" fo:background-color="#ffffff" loext:char-shading-value="0" style:font-size-asian="14pt" style:font-size-complex="14pt"/>
    </style:style>
    <style:style style:name="T29" style:family="text">
      <style:text-properties fo:color="#408080" loext:opacity="100%" style:font-name="Georgia" fo:font-size="13.5pt" fo:language="en" fo:country="US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30" style:family="text">
      <style:text-properties fo:color="#408080" loext:opacity="100%" style:font-name="Georgia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31" style:family="text">
      <style:text-properties fo:color="#408080" loext:opacity="100%" style:font-name="Georgia" fo:font-weight="bold" style:font-name-asian="Times New Roman1" style:language-asian="ru" style:country-asian="RU" style:font-weight-asian="bold" style:font-name-complex="Times New Roman1" style:font-weight-complex="bold"/>
    </style:style>
    <style:style style:name="T32" style:family="text">
      <style:text-properties fo:color="#408080" loext:opacity="100%" fo:font-weight="bold" style:font-name-asian="Times New Roman1" style:language-asian="ru" style:country-asian="RU" style:font-weight-asian="bold" style:font-name-complex="Times New Roman1" style:font-weight-complex="bold"/>
    </style:style>
    <style:style style:name="T33" style:family="text">
      <style:text-properties fo:color="#408080" loext:opacity="100%" style:font-name="Times New Roman" fo:font-size="13.5pt" fo:language="en" fo:country="US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34" style:family="text">
      <style:text-properties fo:color="#408080" loext:opacity="100%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5" style:family="text">
      <style:text-properties fo:color="#000000" loext:opacity="100%" style:font-name="Arial1" style:text-underline-style="solid" style:text-underline-width="auto" style:text-underline-color="font-color" fo:font-weight="normal" style:font-weight-asian="normal" style:font-name-complex="Arial1"/>
    </style:style>
    <style:style style:name="T36" style:family="text">
      <style:text-properties fo:color="#000000" loext:opacity="100%" style:font-name="Arial1" style:font-name-complex="Arial1"/>
    </style:style>
    <style:style style:name="T37" style:family="text">
      <style:text-properties fo:color="#000000" loext:opacity="100%" style:text-underline-style="solid" style:text-underline-width="auto" style:text-underline-color="font-color" fo:font-weight="normal" style:font-weight-asian="normal" style:font-name-complex="Arial1"/>
    </style:style>
    <style:style style:name="T38" style:family="text">
      <style:text-properties fo:color="#000000" loext:opacity="100%" style:font-name-complex="Arial1"/>
    </style:style>
    <style:style style:name="T39" style:family="text">
      <style:text-properties fo:color="#000000" loext:opacity="100%" style:font-name="Times New Roman" style:text-underline-style="solid" style:text-underline-width="auto" style:text-underline-color="font-color" fo:font-weight="normal" style:font-weight-asian="normal" style:font-name-complex="Arial1"/>
    </style:style>
    <style:style style:name="T40" style:family="text">
      <style:text-properties fo:color="#000000" loext:opacity="100%" style:font-name="Times New Roman" style:font-name-complex="Arial1"/>
    </style:style>
    <style:style style:name="T41" style:family="text">
      <style:text-properties fo:color="#00000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name-complex="Arial1" style:font-size-complex="14pt"/>
    </style:style>
    <style:style style:name="T42" style:family="text">
      <style:text-properties fo:color="#000000" loext:opacity="100%" style:font-name="Times New Roman" fo:font-size="14pt" style:font-size-asian="14pt" style:font-name-complex="Arial1" style:font-size-complex="14pt"/>
    </style:style>
    <style:style style:name="T43" style:family="text">
      <style:text-properties style:font-name="Arial1" style:font-name-complex="Arial1"/>
    </style:style>
    <style:style style:name="T44" style:family="text">
      <style:text-properties style:font-name-complex="Arial1"/>
    </style:style>
    <style:style style:name="T45" style:family="text">
      <style:text-properties fo:color="#1d2125" loext:opacity="100%" style:font-name="Segoe UI" fo:font-size="11.5pt" fo:background-color="#f8f9fa" loext:char-shading-value="0" style:font-size-asian="11.5pt" style:font-name-complex="Segoe UI1" style:font-size-complex="11.5pt"/>
    </style:style>
    <style:style style:name="T46" style:family="text">
      <style:text-properties fo:color="#1d2125" loext:opacity="100%" style:font-name="Segoe UI" fo:font-size="11.5pt" fo:language="en" fo:country="US" fo:background-color="#f8f9fa" loext:char-shading-value="0" style:font-size-asian="11.5pt" style:font-name-complex="Segoe UI1" style:font-size-complex="11.5pt"/>
    </style:style>
    <style:style style:name="T47" style:family="text">
      <style:text-properties fo:color="#212529" loext:opacity="100%" fo:font-size="14pt" fo:language="en" fo:country="US" fo:background-color="#ffffff" loext:char-shading-value="0" style:font-size-asian="14pt" style:font-size-complex="14pt"/>
    </style:style>
    <style:style style:name="T48" style:family="text">
      <style:text-properties fo:color="#171717" loext:opacity="100%" style:font-name="Helvetica" fo:font-size="13.5pt" fo:language="en" fo:country="US" style:font-size-asian="13.5pt" style:font-size-complex="13.5pt"/>
    </style:style>
    <style:style style:name="T49" style:family="text">
      <style:text-properties fo:color="#2a2a2a" loext:opacity="100%" style:font-name="Georgia" fo:font-size="15pt" fo:language="en" fo:country="US" style:font-size-asian="15pt" style:font-size-complex="15pt"/>
    </style:style>
    <style:style style:name="T50" style:family="text">
      <style:text-properties fo:color="#212529" loext:opacity="100%" fo:font-size="14pt" fo:background-color="#ffffff" loext:char-shading-value="0" style:font-size-asian="14pt" style:font-size-complex="14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6">Б</text:span><text:span text:style-name="T19">аза данных «этнология»</text:span><text:span text:style-name="T20">, содержащая краткие сведения о 7102 живых языках мира с демографическими указаниями, функциональными характеристиками, картами распространения.</text:span></text:p>
      <text:p text:style-name="P9"><text:span text:style-name="T8"/></text:p>
      <text:p text:style-name="P9"><text:span text:style-name="T8"><text:s/>Библиотека максима мошкова. </text:span><text:span text:style-name="T7">самая известная в рунете www-библиотека, открыта в 1994. авторы и читатели ежедневно пополняют ее. художественная литература, фантастика и политика, техдокументация и юмор, история и поэзия, ксп и русский рок, туризм и парашютизм, философия и эзотерика, и т. д.</text:span></text:p>
      <text:p text:style-name="P10"><text:span text:style-name="T9">База данных фольклорных мотивов. </text:span><text:span text:style-name="T15">база данных фольклора народов мира, основанная на мотиве — более дробном элементе, чем сюжет. такое деление позволяет включить в единую систему элементы сказок и мифов всех народов (что не удавалось сделать с помощью указателей сюжетов) и увязать ее с географической картой</text:span></text:p>
      <text:p text:style-name="P12">Linguistics - dialect speakers.</text:p>
      <text:p text:style-name="Text_20_body"><text:span text:style-name="Strong_20_Emphasis"><text:span text:style-name="T41">Электронно-библиотечная система издательства «Лань»</text:span></text:span><text:span text:style-name="T42"> — это ресурс, созданный с целью обеспечения вузов необходимой учебной и научной литературой профильных направлений.</text:span><text:span text:style-name="T22"> Ресурс предоставляет online доступ к учебной и научной литературе издательства «Лань» и других ведущих российских издательств, а также доступ к электронным версиям периодических изданий по естественным, тенихческим и гуманитарным наукам. Работать с ресурсом можно из сети вуза без предварительной регистрации или из любой точки мира, где есть доступ к сети "Интернет", предварительно зарегистрировав свой личный кабинет, находясь внутри сети вуза.</text:span></text:p>
      <text:p text:style-name="P11"><text:span text:style-name="T23">2.</text:span><text:bookmark text:name="yui_3_17_2_1_1710269533406_128"/><text:bookmark text:name="yui_3_17_2_1_1710269533406_127"/><text:bookmark text:name="yui_3_17_2_1_1710269533406_126"/><text:span text:style-name="T2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7">НКРЯ</text:p>
          </table:table-cell>
          <table:table-cell table:style-name="Таблица1.B1" office:value-type="string">
            <text:p text:style-name="P7">COCA</text:p>
          </table:table-cell>
          <table:table-cell table:style-name="Таблица1.B1" office:value-type="string">
            <text:p text:style-name="P7">BNC</text:p>
          </table:table-cell>
        </table:table-row>
        <table:table-row>
          <table:table-cell table:style-name="Таблица1.A2" office:value-type="string">
            <text:p text:style-name="P7">Количество вхождений</text:p>
          </table:table-cell>
          <table:table-cell table:style-name="Таблица1.B2" office:value-type="string">
            <text:p text:style-name="P8">39076</text:p>
          </table:table-cell>
          <table:table-cell table:style-name="Таблица1.B2" office:value-type="string">
            <text:p text:style-name="P2" loext:marker-style-name="T5"><text:span text:style-name="T5">1882580</text:span></text:p>
          </table:table-cell>
          <table:table-cell table:style-name="Таблица1.B2" office:value-type="string">
            <text:p text:style-name="P7"> <text:span text:style-name="T10">49260</text:span></text:p>
          </table:table-cell>
        </table:table-row>
      </table:table>
      <text:p text:style-name="P11"><text:line-break/><text:span text:style-name="T4"> 2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" loext:marker-style-name="T5"><text:span text:style-name="T5">№ примера</text:span></text:p>
            <text:p text:style-name="P3" loext:marker-style-name="T5"/>
          </table:table-cell>
          <table:table-cell table:style-name="Таблица2.A1" office:value-type="string">
            <text:p text:style-name="P2" loext:marker-style-name="T5"><text:span text:style-name="T45">НКРЯ</text:span></text:p>
          </table:table-cell>
          <table:table-cell table:style-name="Таблица2.A1" office:value-type="string">
            <text:p text:style-name="P2" loext:marker-style-name="T5"><text:span text:style-name="T45">BNC</text:span></text:p>
          </table:table-cell>
          <table:table-cell table:style-name="Таблица2.A1" office:value-type="string">
            <text:p text:style-name="P2" loext:marker-style-name="T5"><text:span text:style-name="T46">COCA</text:span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5"><text:span text:style-name="T5">1</text:span></text:p>
          </table:table-cell>
          <table:table-cell table:style-name="Таблица2.A1" office:value-type="string">
            <text:p text:style-name="P2" loext:marker-style-name="T5"><text:span text:style-name="T5">Форум: Были вы в стране преподавае</text:span><text:soft-page-break/><text:span text:style-name="T5">мого языка? (2008-2011) </text:span></text:p>
            <text:p text:style-name="P2" loext:marker-style-name="T5"><text:span text:style-name="T5">С каждым годом набирает обороты специальность «Русский язык как иностранный»</text:span></text:p>
          </table:table-cell>
          <table:table-cell table:style-name="Таблица2.A1" office:value-type="string">
            <text:p text:style-name="P2" loext:marker-style-name="T50"><text:a xlink:type="simple" xlink:href="https://www.thestatesman.com/world/putin-wants-trump-back-as-president-retd-us-army-general-1503254741.html" text:style-name="Internet_20_link" text:visited-style-name="Visited_20_Internet_20_Link"><text:span text:style-name="Internet_20_link"><text:span text:style-name="T27">https</text:span></text:span><text:span text:style-name="Internet_20_link"><text:span text:style-name="T28">://</text:span></text:span><text:span text:style-name="Internet_20_link"><text:span text:style-name="T27">www</text:span></text:span><text:span text:style-name="Internet_20_link"><text:span text:style-name="T28">.</text:span></text:span><text:span text:style-name="Internet_20_link"><text:span text:style-name="T27">thestatesman</text:span></text:span><text:span text:style-name="Internet_20_link"><text:span text:style-name="T28">.</text:span></text:span><text:span text:style-name="Internet_20_link"><text:span text:style-name="T27">com</text:span></text:span><text:span text:style-name="Internet_20_link"><text:span text:style-name="T28">/</text:span></text:span><text:span text:style-name="Internet_20_link"><text:span text:style-name="T27">world</text:span></text:span><text:span text:style-name="Internet_20_link"><text:span text:style-name="T28">/</text:span></text:span><text:span text:style-name="Internet_20_link"><text:span text:style-name="T27">putin</text:span></text:span><text:span text:style-name="Internet_20_link"><text:span text:style-name="T28">-</text:span></text:span><text:span text:style-name="Internet_20_link"><text:span text:style-name="T27">wants</text:span></text:span><text:span text:style-name="Internet_20_link"><text:span text:style-name="T28">-</text:span></text:span><text:span text:style-name="Internet_20_link"><text:span text:style-name="T27">trump</text:span></text:span><text:span text:style-name="Internet_20_link"><text:span text:style-name="T28">-</text:span></text:span><text:span text:style-name="Internet_20_link"><text:span text:style-name="T27">back</text:span></text:span><text:span text:style-name="Internet_20_link"><text:span text:style-name="T28">-</text:span></text:span><text:span text:style-name="Internet_20_link"><text:span text:style-name="T27">as</text:span></text:span><text:span text:style-name="Internet_20_link"><text:span text:style-name="T28">-</text:span></text:span><text:span text:style-name="Internet_20_link"><text:span text:style-name="T27">president</text:span></text:span><text:span text:style-name="Internet_20_link"><text:span text:style-name="T28">-</text:span></text:span><text:span text:style-name="Internet_20_link"><text:span text:style-name="T27">retd</text:span></text:span><text:span text:style-name="Internet_20_link"><text:span text:style-name="T28">-</text:span></text:span><text:span text:style-name="Internet_20_link"><text:span text:style-name="T27">us</text:span></text:span><text:span text:style-name="Internet_20_link"><text:span text:style-name="T28">-</text:span></text:span><text:span text:style-name="Internet_20_link"><text:span text:style-name="T27">army</text:span></text:span><text:span text:style-name="Internet_20_link"><text:span text:style-name="T28">-</text:span></text:span><text:span text:style-name="Internet_20_link"><text:span text:style-name="T27">general</text:span></text:span><text:span text:style-name="Internet_20_link"><text:span text:style-name="T28">-1503254741.</text:span></text:span><text:span text:style-name="Internet_20_link"><text:span text:style-name="T27">html</text:span></text:span></text:a></text:p>
            <text:p text:style-name="P5" loext:marker-style-name="T50"><text:soft-page-break/></text:p>
            <text:p text:style-name="P2" loext:marker-style-name="T4"><text:span text:style-name="T47">The Russian President himself faces the electorate in his country facing a crisis of confidence fighting “ill health” besides the army’s resistance to prolong the war with Ukraine.</text:span></text:p>
          </table:table-cell>
          <table:table-cell table:style-name="Таблица2.A1" office:value-type="string">
            <text:p text:style-name="P2" loext:marker-style-name="T4"><text:span text:style-name="T4">SPOK: Fox News Channel: Tucker </text:span><text:soft-page-break/><text:span text:style-name="T4">Carlson Tonight</text:span></text:p>
            <text:p text:style-name="P2" loext:marker-style-name="T4"><text:span text:style-name="T4">He called me a Russian agent. So do they really want to him as the point man for this? ELLIS) : They shouldn't. But this is just the ridiculous hypocrisy of the Democratic left, because they have forgotten that, you know, the Mueller investigation didn't go anywhere.</text:span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5"><text:span text:style-name="T5">2</text:span></text:p>
          </table:table-cell>
          <table:table-cell table:style-name="Таблица2.A1" office:value-type="string">
            <text:p text:style-name="P2" loext:marker-style-name="T5"><text:span text:style-name="T5">Переписка в icq между agd-ardin и Колючий друг (08.02.2008) </text:span></text:p>
            <text:p text:style-name="P2" loext:marker-style-name="T5"><text:span text:style-name="T5">Я не люблю русский рок, но эта одна из тех 5-6 групп, которые я слушаю</text:span></text:p>
          </table:table-cell>
          <table:table-cell table:style-name="Таблица2.A1" office:value-type="string">
            <text:p text:style-name="P2" loext:marker-style-name="T5"><text:a xlink:type="simple" xlink:href="https://www.cnbc.com/2024/01/19/ukraine-war-updates-news-on-russia-and-the-war-in-ukraine.html" text:style-name="Internet_20_link" text:visited-style-name="Visited_20_Internet_20_Link"><text:span text:style-name="Internet_20_link"><text:span text:style-name="T5">https://www.cnbc.com/2024/01/19/ukraine-war-updates-news-on-russia-and-the-war-in-ukraine.html</text:span></text:span></text:a></text:p>
            <text:p text:style-name="P2" loext:marker-style-name="T4"><text:span text:style-name="T48">caught fire after the Russian military downed a Ukrainian strike drone</text:span></text:p>
          </table:table-cell>
          <table:table-cell table:style-name="Таблица2.A1" office:value-type="string">
            <text:p text:style-name="P2" loext:marker-style-name="T4"><text:span text:style-name="T4">NEWS: Washington Post\</text:span></text:p>
            <text:p text:style-name="P2" loext:marker-style-name="T4"><text:span text:style-name="T4">These include extensive accusations of financial mismanagement and enrichment, the sentencing of a purported lifetime </text:span><text:soft-page-break/><text:span text:style-name="T4">member as an agent of the Russian government, the ouster of its president and resignation of its top lobbyist and multiple government investigations.</text:span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5"><text:span text:style-name="T5">3</text:span></text:p>
          </table:table-cell>
          <table:table-cell table:style-name="Таблица2.A1" office:value-type="string">
            <text:p text:style-name="P2" loext:marker-style-name="T5"><text:span text:style-name="T5">Запись LiveJournal (2004) </text:span></text:p>
            <text:p text:style-name="P2" loext:marker-style-name="T5"><text:span text:style-name="T5">Типично французский вопрос: " Бенедикт, к тебе приезжал русский друг из Москвы, а на каком языке ты с ним общалась? "</text:span></text:p>
            <text:p text:style-name="P3" loext:marker-style-name="T5"/>
            <text:p text:style-name="P2" loext:marker-style-name="T5"><text:span text:style-name="T5">-Неужели вы не понимаете, что русский — мой родной язык?</text:span></text:p>
          </table:table-cell>
          <table:table-cell table:style-name="Таблица2.A1" office:value-type="string">
            <text:p text:style-name="P2" loext:marker-style-name="T5"><text:a xlink:type="simple" xlink:href="https://www.washingtonpost.com/world/2024/01/16/russia-air-travel-danger-sanctions/" text:style-name="Internet_20_link" text:visited-style-name="Visited_20_Internet_20_Link"><text:span text:style-name="Internet_20_link"><text:span text:style-name="T5">https://www.washingtonpost.com/world/2024/01/16/russia-air-travel-danger-sanctions/</text:span></text:span></text:a></text:p>
            <text:p text:style-name="P2" loext:marker-style-name="T4"><text:span text:style-name="T49">civilian Russian airplanes experienced at least eight serious mechanical failures</text:span></text:p>
          </table:table-cell>
          <table:table-cell table:style-name="Таблица2.A1" office:value-type="string">
            <text:p text:style-name="P2" loext:marker-style-name="T5"><text:span text:style-name="T5">NEWS: The Detroit News</text:span></text:p>
            <text:p text:style-name="P2" loext:marker-style-name="T4"><text:span text:style-name="T4">the Dinty Moore that includes the team of corned beef and Russian dressing is a personal favorite.</text:span></text:p>
          </table:table-cell>
        </table:table-row>
      </table:table>
      <text:p text:style-name="P6" loext:marker-style-name="T4"><text:span text:style-name="T4"/></text:p>
      <text:p text:style-name="P6" loext:marker-style-name="T5"><text:span text:style-name="T5">3.</text:span></text:p>
      <table:table table:name="Таблица3" table:style-name="Таблица3">
        <table:table-column table:style-name="Таблица3.A" table:number-columns-repeated="4"/>
        <table:table-row table:style-name="Таблица3.1">
          <table:table-cell table:style-name="Таблица3.A1" office:value-type="string">
            <text:p text:style-name="P2" loext:marker-style-name="T5"><text:span text:style-name="T5">Номер примера</text:span></text:p>
          </table:table-cell>
          <table:table-cell table:style-name="Таблица3.A1" office:value-type="string">
            <text:p text:style-name="P2" loext:marker-style-name="T5"><text:span text:style-name="T5">НКРЯ</text:span></text:p>
          </table:table-cell>
          <table:table-cell table:style-name="Таблица3.A1" office:value-type="string">
            <text:p text:style-name="P2" loext:marker-style-name="T4"><text:span text:style-name="T4">BYC(English corpora)</text:span></text:p>
          </table:table-cell>
          <table:table-cell table:style-name="Таблица3.A1" office:value-type="string">
            <text:p text:style-name="P2" loext:marker-style-name="T4"><text:span text:style-name="T4">COCA</text:span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5"><text:span text:style-name="T5">1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5"><text:span text:style-name="T5">2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3" loext:marker-style-name="T5"/>
          </table:table-cell>
        </table:table-row>
        <table:table-row table:style-name="Таблица3.1">
          <table:table-cell table:style-name="Таблица3.A1" office:value-type="string">
            <text:p text:style-name="P2" loext:marker-style-name="T5"><text:span text:style-name="T5">3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  <table:table-cell table:style-name="Таблица3.A1" office:value-type="string">
            <text:p text:style-name="P2" loext:marker-style-name="T5"><text:span text:style-name="T5">Прилагательное</text:span></text:p>
          </table:table-cell>
        </table:table-row>
      </table:table>
      <text:p text:style-name="P6" loext:marker-style-name="T5"><text:soft-page-break/><text:span text:style-name="T5">1) Изучение лексических особенностей: анализ частотности слов и выражений в текстах для выявления основных тенденций и особенностей лексики.</text:span></text:p>
      <text:p text:style-name="P6" loext:marker-style-name="T5"><text:span text:style-name="T5">2) Изучение грамматики: анализ структуры предложений, употребления грамматических форм и конструкций для выявления элементов языковой системы.</text:span></text:p>
      <text:p text:style-name="P6" loext:marker-style-name="T5"><text:span text:style-name="T5">3) Исследование стилистики: анализ различных стилей текстов (официальный, разговорный, научный и т. д.) для выявления особенностей их языкового оформления.</text:span></text:p>
      <text:p text:style-name="P6" loext:marker-style-name="T5"><text:span text:style-name="T5">4) Сопоставительное исследование: сравнение данных из разных корпусов для выявления сходств и различий в употреблении языковых единиц в разных языках или диалектах.</text:span></text:p>
      <text:p text:style-name="P6" loext:marker-style-name="T5"><text:span text:style-name="T5">5) Исследование изменений в языке: анализ текстов разных периодов для изучения эволюции лексики, грамматики и стилистики в течение времени.</text:span></text:p>
      <text:p text:style-name="P4" loext:marker-style-name="T5"/>
      <text:p text:style-name="P6" loext:marker-style-name="T5"><text:span text:style-name="T10">Таким образом, корпусы НКРЯ, BYC и COCA могут быть использованы для проведения широкого спектра лингвистических исследований, помогающих лучше понять языковые явления и процесс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HelveticaNeue1" svg:font-family="HelveticaNeu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_20__28_WW_29_" style:display-name="Default Paragraph Font (WW)" style:family="text"/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21:35:26.265000000</meta:creation-date>
    <dc:date>2024-03-13T00:03:10.178000000</dc:date>
    <meta:editing-duration>PT2H27M44S</meta:editing-duration>
    <meta:editing-cycles>1</meta:editing-cycles>
    <meta:document-statistic meta:table-count="3" meta:image-count="0" meta:object-count="0" meta:page-count="4" meta:paragraph-count="62" meta:word-count="582" meta:character-count="4366" meta:non-whitespace-character-count="3836"/>
    <meta:generator>LibreOffice/7.6.4.1$Windows_X86_64 LibreOffice_project/e19e193f88cd6c0525a17fb7a176ed8e6a3e2aa1</meta:generator>
  </office:meta>
</office:document-meta>
</file>